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ύειν { --- }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ύειν { --- }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1">Τοῦτο { --- } δὲ { --- } τὸ { --- } γένος { --- } οὐκ { --- } ἐκπορεύεται { --- } εἰ { --- } μὴ { --- } ἐν { --- } προσευχῇ { --- } καὶ { --- } νηστεία. { --- }</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1">ἦλθεν { --- } γὰρ { --- } ὁ { --- } υἱὸς { --- } τοῦ { --- } ἀνθρώπου { --- } σῶσαι { --- } τὸ { --- } ἀπολωλός.⟧ { --- }</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κύριε, { --- } ἐλέησον ἡμᾶς, { κύριε, }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 Μαριὰμ } Μαρία { --- }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 Μαριὰμ } Μαρία { --- }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 Μαριὰμ } Μαρία { --- }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 οὕτως } οὕτω { --- }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 οὕτως } οὕτω { --- }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αὐτῆς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 οὕτως } οὕτω { --- }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ἀσεβεῖν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εὑρεθήσεται.</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 αὐτῷ } ἑαυτῷ { --- }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ἀφῆκες.</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 ἐγένετο } ἐγένοντο { --- } ἐπὶ τῆς γῆς τηλικοῦτος σεισμὸς { οὕτως } οὕτω { --- }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609" meta:character-count="874897" meta:non-whitespace-character-count="725273"/>
    <meta:generator>LibreOffice/7.2.4.1$Windows_X86_64 LibreOffice_project/27d75539669ac387bb498e35313b970b7fe9c4f9</meta:generator>
    <meta:user-defined meta:name="viewport">width=device-width, initial-scale=1</meta:user-defined>
  </office:meta>
</office:document-meta>
</file>